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31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32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3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9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9"/>
        <table:table-column table:style-name="co1" table:default-cell-style-name="ce6"/>
        <table:table-column table:style-name="co1" table:default-cell-style-name="ce49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8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8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8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8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8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9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9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8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8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8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8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8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8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8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8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8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8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c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sert system date</text:p>
          </table:table-cell>
          <table:covered-table-cell table:style-name="ce18"/>
          <table:table-cell office:value-type="string" calcext:value-type="string" table:number-columns-spanned="4" table:number-rows-spanned="1">
            <text:p>%a %d %b %y</text:p>
          </table:table-cell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rginpar timestamp</text:p>
          </table:table-cell>
          <table:covered-table-cell table:style-name="ce18"/>
          <table:table-cell office:value-type="string" calcext:value-type="string" table:number-columns-spanned="4" table:number-rows-spanned="1">
            <text:p>\marginpar{\footnotesize\textsf<text:span text:style-name="T3">{</text:span><text:span text:style-name="T1">date</text:span><text:span text:style-name="T3">}}</text:span></text:p>
          </table:table-cell>
          <table:covered-table-cell table:number-columns-repeated="3"/>
          <table:table-cell office:value-type="string" calcext:value-type="string">
            <text:p>tim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g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b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h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l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o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d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r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x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i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t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49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 break</text:p>
          </table:table-cell>
          <table:covered-table-cell/>
          <table:table-cell table:style-name="ce128" office:value-type="string" calcext:value-type="string" table:number-columns-spanned="4" table:number-rows-spanned="1">
            <text:p>\bigskip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p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table:number-columns-spanned="4" table:number-rows-spanned="1"/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...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Frame box</text:p>
          </table:table-cell>
          <table:covered-table-cell/>
          <table:table-cell table:style-name="ce128" office:value-type="string" calcext:value-type="string" table:number-columns-spanned="4" table:number-rows-spanned="1">
            <text:p>\fbox{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fb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olor frame box</text:p>
          </table:table-cell>
          <table:covered-table-cell/>
          <table:table-cell table:style-name="ce128" office:value-type="string" calcext:value-type="string" table:number-columns-spanned="4" table:number-rows-spanned="1">
            <text:p>\fcolorbox<text:span text:style-name="T3">{</text:span><text:span text:style-name="T1">border-color</text:span><text:span text:style-name="T3">}{</text:span><text:span text:style-name="T1">bg-color</text:span><text:span text:style-name="T3">}{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fc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entered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center}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c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28" office:value-type="string" calcext:value-type="string" table:number-columns-spanned="4" table:number-rows-spanned="1">
            <text:p>\end{center}</text:p>
          </table:table-cell>
          <table:covered-table-cell table:number-columns-repeated="2" table:style-name="ce47"/>
          <table:covered-table-cell table:style-name="ce57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Minipag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<text:span text:style-name="T3">minipage}{\linewidth-3\fboxsep-3\fboxrule}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mi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minipag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33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47" table:number-columns-repeated="2"/>
          <table:table-cell table:style-name="ce57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2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42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4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42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42"/>
          <table:covered-table-cell table:style-name="ce56"/>
          <table:covered-table-cell table:number-columns-repeated="2" table:style-name="Default"/>
          <table:covered-table-cell table:style-name="ce56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33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33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33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33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33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33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3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56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56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33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2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...</text:p>
          </table:table-cell>
          <table:covered-table-cell table:number-columns-repeated="3" table:style-name="ce42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2" table:number-rows-spanned="1">
            <text:p>Command</text:p>
          </table:table-cell>
          <table:covered-table-cell/>
          <table:table-cell table:style-name="ce25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33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9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1" office:value-type="string" calcext:value-type="string">
            <text:p>...</text:p>
          </table:table-cell>
          <table:table-cell table:style-name="ce42"/>
          <table:covered-table-cell table:number-columns-repeated="2" table:style-name="ce42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2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x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xr</text:p>
          </table:table-cell>
          <table:table-cell table:style-name="ce60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6">
            <text:p>cf</text:p>
          </table:table-cell>
          <table:table-cell table:style-name="ce6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42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6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6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6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rossed middle bar</text:p>
          </table:table-cell>
          <table:covered-table-cell/>
          <table:table-cell office:value-type="string" calcext:value-type="string" table:number-columns-spanned="4" table:number-rows-spanned="1">
            <text:p>\centernot\mid</text:p>
          </table:table-cell>
          <table:covered-table-cell table:number-columns-repeated="3"/>
          <table:table-cell office:value-type="string" calcext:value-type="string">
            <text:p>n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42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42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56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56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56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9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9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6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9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9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9"/>
          <table:covered-table-cell/>
          <table:covered-table-cell table:style-name="ce49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9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9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42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9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33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9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33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47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9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33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47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9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33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9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9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9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9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9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42"/>
          <table:covered-table-cell table:style-name="ce151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9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ub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22:00:02.632760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17T22:00:24.382401376</dc:date>
    <meta:editing-duration>P1DT16H8M12S</meta:editing-duration>
    <meta:editing-cycles>645</meta:editing-cycles>
    <meta:generator>LibreOffice/24.8.1.2$Linux_X86_64 LibreOffice_project/480$Build-2</meta:generator>
    <meta:print-date>2024-09-17T02:59:56.376593622</meta:print-date>
    <meta:printed-by>PDF files</meta:printed-by>
    <meta:document-statistic meta:table-count="1" meta:cell-count="3617" meta:object-count="0"/>
  </office:meta>
</office:document-meta>
</file>